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6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9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0" style:family="table-cell" style:parent-style-name="Pivot_20_Table_20_Value" style:data-style-name="N0"/>
    <style:style style:name="ce11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2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3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14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15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8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0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8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29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30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31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2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33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4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00509213725-long-lived-bug-prediction-w-dnn-results" table:style-name="ta1">
        <table:shapes>
          <draw:frame draw:z-index="0" draw:style-name="gr1" draw:text-style-name="P1" svg:width="15.999cm" svg:height="8.999cm" svg:x="9.274cm" svg:y="2.836cm">
            <draw:object draw:notify-on-update-of-ranges="'20200509213725-long-lived-bug-prediction-w-dnn-results'.E1:'20200509213725-long-lived-bug-prediction-w-dnn-results'.E1 '20200509213725-long-lived-bug-prediction-w-dnn-results'.E2:'20200509213725-long-lived-bug-prediction-w-dnn-results'.E5 '20200509213725-long-lived-bug-prediction-w-dnn-results'.F1:'20200509213725-long-lived-bug-prediction-w-dnn-results'.F1 '20200509213725-long-lived-bug-prediction-w-dnn-results'.F2:'20200509213725-long-lived-bug-prediction-w-dnn-results'.F5 '20200509213725-long-lived-bug-prediction-w-dnn-results'.H1:'20200509213725-long-lived-bug-prediction-w-dnn-results'.H1 '20200509213725-long-lived-bug-prediction-w-dnn-results'.H2:'20200509213725-long-lived-bug-prediction-w-dnn-results'.H5 '20200509213725-long-lived-bug-prediction-w-dnn-results'.G1:'20200509213725-long-lived-bug-prediction-w-dnn-results'.G1 '20200509213725-long-lived-bug-prediction-w-dnn-results'.G2:'20200509213725-long-lived-bug-prediction-w-dnn-results'.G5 '20200509213725-long-lived-bug-prediction-w-dnn-results'.I1:'20200509213725-long-lived-bug-prediction-w-dnn-results'.I1 '20200509213725-long-lived-bug-prediction-w-dnn-results'.I2:'20200509213725-long-lived-bug-prediction-w-dnn-results'.I5 '20200509213725-long-lived-bug-prediction-w-dnn-results'.J1:'20200509213725-long-lived-bug-prediction-w-dnn-results'.J1 '20200509213725-long-lived-bug-prediction-w-dnn-results'.J2:'20200509213725-long-lived-bug-prediction-w-dnn-results'.J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terms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balanced_acc</text:p>
          </table:table-cell>
          <table:table-cell/>
          <table:table-cell table:style-name="ce1" office:value-type="string" calcext:value-type="string">
            <text:p>threshold</text:p>
          </table:table-cell>
          <table:table-cell table:style-name="ce4" office:value-type="float" office:value="100" calcext:value-type="float">
            <text:p>100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518052937335722" calcext:value-type="float">
            <text:p>0,518052937335722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5" office:value-type="float" office:value="0.518052937335722" calcext:value-type="float">
            <text:p>0,518052937335722</text:p>
          </table:table-cell>
          <table:table-cell table:style-name="ce9" office:value-type="float" office:value="0.527052619242939" calcext:value-type="float">
            <text:p>0,527052619242939</text:p>
          </table:table-cell>
          <table:table-cell table:style-name="ce9" office:value-type="float" office:value="0.535157288510154" calcext:value-type="float">
            <text:p>0,535157288510154</text:p>
          </table:table-cell>
          <table:table-cell table:style-name="ce9" office:value-type="float" office:value="0.52760543101572" calcext:value-type="float">
            <text:p>0,52760543101572</text:p>
          </table:table-cell>
          <table:table-cell table:style-name="ce12" office:value-type="float" office:value="0.540583951382029" calcext:value-type="float">
            <text:p>0,5405839513820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0.527052619242939" calcext:value-type="float">
            <text:p>0,527052619242939</text:p>
          </table:table-cell>
          <table:table-cell/>
          <table:table-cell table:style-name="ce3" office:value-type="float" office:value="63" calcext:value-type="float">
            <text:p>63</text:p>
          </table:table-cell>
          <table:table-cell table:style-name="ce6" office:value-type="float" office:value="0.531096563011457" calcext:value-type="float">
            <text:p>0,531096563011457</text:p>
          </table:table-cell>
          <table:table-cell table:style-name="ce10" office:value-type="float" office:value="0.514457174031642" calcext:value-type="float">
            <text:p>0,514457174031642</text:p>
          </table:table-cell>
          <table:table-cell table:style-name="ce10" office:value-type="float" office:value="0.522640480087289" calcext:value-type="float">
            <text:p>0,522640480087289</text:p>
          </table:table-cell>
          <table:table-cell table:style-name="ce10" office:value-type="float" office:value="0.521276595744681" calcext:value-type="float">
            <text:p>0,521276595744681</text:p>
          </table:table-cell>
          <table:table-cell table:style-name="ce13" office:value-type="float" office:value="0.525913802509547" calcext:value-type="float">
            <text:p>0,52591380250954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0.535157288510154" calcext:value-type="float">
            <text:p>0,535157288510154</text:p>
          </table:table-cell>
          <table:table-cell/>
          <table:table-cell table:style-name="ce3" office:value-type="float" office:value="108" calcext:value-type="float">
            <text:p>108</text:p>
          </table:table-cell>
          <table:table-cell table:style-name="ce6" office:value-type="float" office:value="0.52209381299342" calcext:value-type="float">
            <text:p>0,52209381299342</text:p>
          </table:table-cell>
          <table:table-cell table:style-name="ce10" office:value-type="float" office:value="0.502522181833988" calcext:value-type="float">
            <text:p>0,502522181833988</text:p>
          </table:table-cell>
          <table:table-cell table:style-name="ce10" office:value-type="float" office:value="0.533270305954457" calcext:value-type="float">
            <text:p>0,533270305954457</text:p>
          </table:table-cell>
          <table:table-cell table:style-name="ce10" office:value-type="float" office:value="0.533910903193206" calcext:value-type="float">
            <text:p>0,533910903193206</text:p>
          </table:table-cell>
          <table:table-cell table:style-name="ce13" office:value-type="float" office:value="0.529939091645069" calcext:value-type="float">
            <text:p>0,52993909164506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0.52760543101572" calcext:value-type="float">
            <text:p>0,52760543101572</text:p>
          </table:table-cell>
          <table:table-cell/>
          <table:table-cell table:style-name="ce3" office:value-type="float" office:value="365" calcext:value-type="float">
            <text:p>365</text:p>
          </table:table-cell>
          <table:table-cell table:style-name="ce7" office:value-type="float" office:value="0.514867607550534" calcext:value-type="float">
            <text:p>0,514867607550534</text:p>
          </table:table-cell>
          <table:table-cell table:style-name="ce11" office:value-type="float" office:value="0.512926008047959" calcext:value-type="float">
            <text:p>0,512926008047959</text:p>
          </table:table-cell>
          <table:table-cell table:style-name="ce11" office:value-type="float" office:value="0.50612161099966" calcext:value-type="float">
            <text:p>0,50612161099966</text:p>
          </table:table-cell>
          <table:table-cell table:style-name="ce11" office:value-type="float" office:value="0.483298724762139" calcext:value-type="float">
            <text:p>0,483298724762139</text:p>
          </table:table-cell>
          <table:table-cell table:style-name="ce14" office:value-type="float" office:value="0.49018759018759" calcext:value-type="float">
            <text:p>0,4901875901875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0.540583951382029" calcext:value-type="float">
            <text:p>0,540583951382029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0.531096563011457" calcext:value-type="float">
            <text:p>0,531096563011457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3" calcext:value-type="float">
            <text:p>63</text:p>
          </table:table-cell>
          <table:table-cell office:value-type="float" office:value="0.514457174031642" calcext:value-type="float">
            <text:p>0,514457174031642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3" calcext:value-type="float">
            <text:p>63</text:p>
          </table:table-cell>
          <table:table-cell office:value-type="float" office:value="0.522640480087289" calcext:value-type="float">
            <text:p>0,522640480087289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3" calcext:value-type="float">
            <text:p>63</text:p>
          </table:table-cell>
          <table:table-cell office:value-type="float" office:value="0.521276595744681" calcext:value-type="float">
            <text:p>0,521276595744681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3" calcext:value-type="float">
            <text:p>63</text:p>
          </table:table-cell>
          <table:table-cell office:value-type="float" office:value="0.525913802509547" calcext:value-type="float">
            <text:p>0,525913802509547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0.52209381299342" calcext:value-type="float">
            <text:p>0,52209381299342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8" calcext:value-type="float">
            <text:p>108</text:p>
          </table:table-cell>
          <table:table-cell office:value-type="float" office:value="0.502522181833988" calcext:value-type="float">
            <text:p>0,502522181833988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office:value-type="float" office:value="0.533270305954457" calcext:value-type="float">
            <text:p>0,533270305954457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8" calcext:value-type="float">
            <text:p>108</text:p>
          </table:table-cell>
          <table:table-cell office:value-type="float" office:value="0.533910903193206" calcext:value-type="float">
            <text:p>0,533910903193206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8" calcext:value-type="float">
            <text:p>108</text:p>
          </table:table-cell>
          <table:table-cell office:value-type="float" office:value="0.529939091645069" calcext:value-type="float">
            <text:p>0,529939091645069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5" calcext:value-type="float">
            <text:p>365</text:p>
          </table:table-cell>
          <table:table-cell office:value-type="float" office:value="0.514867607550534" calcext:value-type="float">
            <text:p>0,514867607550534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65" calcext:value-type="float">
            <text:p>365</text:p>
          </table:table-cell>
          <table:table-cell office:value-type="float" office:value="0.512926008047959" calcext:value-type="float">
            <text:p>0,512926008047959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65" calcext:value-type="float">
            <text:p>365</text:p>
          </table:table-cell>
          <table:table-cell office:value-type="float" office:value="0.50612161099966" calcext:value-type="float">
            <text:p>0,50612161099966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65" calcext:value-type="float">
            <text:p>365</text:p>
          </table:table-cell>
          <table:table-cell office:value-type="float" office:value="0.483298724762139" calcext:value-type="float">
            <text:p>0,483298724762139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65" calcext:value-type="float">
            <text:p>365</text:p>
          </table:table-cell>
          <table:table-cell office:value-type="float" office:value="0.49018759018759" calcext:value-type="float">
            <text:p>0,49018759018759</text:p>
          </table:table-cell>
          <table:table-cell table:number-columns-repeated="7"/>
        </table:table-row>
      </table:table>
      <table:table table:name="Pivot Table_20200509213725-long-lived-bug-prediction-w-dnn-results_3" table:style-name="ta1">
        <table:table-column table:style-name="co3" table:default-cell-style-name="ce3"/>
        <table:table-column table:style-name="co3" table:default-cell-style-name="ce6"/>
        <table:table-column table:style-name="co3" table:number-columns-repeated="3" table:default-cell-style-name="ce10"/>
        <table:table-column table:style-name="co3" table:default-cell-style-name="ce13"/>
        <table:table-column table:style-name="co3" table:default-cell-style-name="ce25"/>
        <table:table-row table:style-name="ro1">
          <table:table-cell table:style-name="ce15" office:value-type="string" calcext:value-type="string">
            <text:p>Sum - balanced_acc</text:p>
          </table:table-cell>
          <table:table-cell table:style-name="ce17" office:value-type="string" calcext:value-type="string">
            <text:p>Data</text:p>
          </table:table-cell>
          <table:table-cell table:style-name="ce19" table:number-columns-repeated="4"/>
          <table:table-cell table:style-name="ce22"/>
        </table:table-row>
        <table:table-row table:style-name="ro1">
          <table:table-cell table:style-name="ce1" office:value-type="string" calcext:value-type="string">
            <text:p>threshold</text:p>
          </table:table-cell>
          <table:table-cell table:style-name="ce4" office:value-type="float" office:value="100" calcext:value-type="float">
            <text:p>100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300" calcext:value-type="float">
            <text:p>300</text:p>
          </table:table-cell>
          <table:table-cell table:style-name="ce23" office:value-type="string" calcext:value-type="string">
            <text:p>Total Result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float" office:value="0.518052937335722" calcext:value-type="float">
            <text:p>0,518052937335722</text:p>
          </table:table-cell>
          <table:table-cell table:style-name="ce9" office:value-type="float" office:value="0.527052619242939" calcext:value-type="float">
            <text:p>0,527052619242939</text:p>
          </table:table-cell>
          <table:table-cell table:style-name="ce9" office:value-type="float" office:value="0.535157288510154" calcext:value-type="float">
            <text:p>0,535157288510154</text:p>
          </table:table-cell>
          <table:table-cell table:style-name="ce9" office:value-type="float" office:value="0.52760543101572" calcext:value-type="float">
            <text:p>0,52760543101572</text:p>
          </table:table-cell>
          <table:table-cell table:style-name="ce12" office:value-type="float" office:value="0.540583951382029" calcext:value-type="float">
            <text:p>0,540583951382029</text:p>
          </table:table-cell>
          <table:table-cell table:style-name="ce24" office:value-type="float" office:value="2.64845222748656" calcext:value-type="float">
            <text:p>2,6484522274865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31096563011457" calcext:value-type="float">
            <text:p>0,531096563011457</text:p>
          </table:table-cell>
          <table:table-cell office:value-type="float" office:value="0.514457174031642" calcext:value-type="float">
            <text:p>0,514457174031642</text:p>
          </table:table-cell>
          <table:table-cell office:value-type="float" office:value="0.522640480087289" calcext:value-type="float">
            <text:p>0,522640480087289</text:p>
          </table:table-cell>
          <table:table-cell office:value-type="float" office:value="0.521276595744681" calcext:value-type="float">
            <text:p>0,521276595744681</text:p>
          </table:table-cell>
          <table:table-cell office:value-type="float" office:value="0.525913802509547" calcext:value-type="float">
            <text:p>0,525913802509547</text:p>
          </table:table-cell>
          <table:table-cell office:value-type="float" office:value="2.61538461538462" calcext:value-type="float">
            <text:p>2,6153846153846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2209381299342" calcext:value-type="float">
            <text:p>0,52209381299342</text:p>
          </table:table-cell>
          <table:table-cell office:value-type="float" office:value="0.502522181833988" calcext:value-type="float">
            <text:p>0,502522181833988</text:p>
          </table:table-cell>
          <table:table-cell office:value-type="float" office:value="0.533270305954457" calcext:value-type="float">
            <text:p>0,533270305954457</text:p>
          </table:table-cell>
          <table:table-cell office:value-type="float" office:value="0.533910903193206" calcext:value-type="float">
            <text:p>0,533910903193206</text:p>
          </table:table-cell>
          <table:table-cell office:value-type="float" office:value="0.529939091645069" calcext:value-type="float">
            <text:p>0,529939091645069</text:p>
          </table:table-cell>
          <table:table-cell office:value-type="float" office:value="2.62173629562014" calcext:value-type="float">
            <text:p>2,6217362956201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7" office:value-type="float" office:value="0.514867607550534" calcext:value-type="float">
            <text:p>0,514867607550534</text:p>
          </table:table-cell>
          <table:table-cell table:style-name="ce11" office:value-type="float" office:value="0.512926008047959" calcext:value-type="float">
            <text:p>0,512926008047959</text:p>
          </table:table-cell>
          <table:table-cell table:style-name="ce11" office:value-type="float" office:value="0.50612161099966" calcext:value-type="float">
            <text:p>0,50612161099966</text:p>
          </table:table-cell>
          <table:table-cell table:style-name="ce11" office:value-type="float" office:value="0.483298724762139" calcext:value-type="float">
            <text:p>0,483298724762139</text:p>
          </table:table-cell>
          <table:table-cell table:style-name="ce14" office:value-type="float" office:value="0.49018759018759" calcext:value-type="float">
            <text:p>0,49018759018759</text:p>
          </table:table-cell>
          <table:table-cell table:style-name="ce26" office:value-type="float" office:value="2.50740154154788" calcext:value-type="float">
            <text:p>2,50740154154788</text:p>
          </table:table-cell>
        </table:table-row>
        <table:table-row table:style-name="ro1">
          <table:table-cell table:style-name="ce16" office:value-type="string" calcext:value-type="string">
            <text:p>Total Result</text:p>
          </table:table-cell>
          <table:table-cell table:style-name="ce18" office:value-type="float" office:value="2.08611092089113" calcext:value-type="float">
            <text:p>2,08611092089113</text:p>
          </table:table-cell>
          <table:table-cell table:style-name="ce20" office:value-type="float" office:value="2.05695798315653" calcext:value-type="float">
            <text:p>2,05695798315653</text:p>
          </table:table-cell>
          <table:table-cell table:style-name="ce20" office:value-type="float" office:value="2.09718968555156" calcext:value-type="float">
            <text:p>2,09718968555156</text:p>
          </table:table-cell>
          <table:table-cell table:style-name="ce20" office:value-type="float" office:value="2.06609165471575" calcext:value-type="float">
            <text:p>2,06609165471575</text:p>
          </table:table-cell>
          <table:table-cell table:style-name="ce21" office:value-type="float" office:value="2.08662443572424" calcext:value-type="float">
            <text:p>2,08662443572424</text:p>
          </table:table-cell>
          <table:table-cell table:style-name="ce27" office:value-type="float" office:value="10.3929746800392" calcext:value-type="float">
            <text:p>10,3929746800392</text:p>
          </table:table-cell>
        </table:table-row>
      </table:table>
      <table:table table:name="Pivot Table_20200509213725-long-lived-bug-prediction-w-dnn-results_2" table:style-name="ta1">
        <table:table-column table:style-name="co3" table:default-cell-style-name="ce3"/>
        <table:table-column table:style-name="co3" table:default-cell-style-name="ce6"/>
        <table:table-column table:style-name="co3" table:number-columns-repeated="2" table:default-cell-style-name="ce10"/>
        <table:table-column table:style-name="co3" table:default-cell-style-name="ce33"/>
        <table:table-row table:style-name="ro1">
          <table:table-cell table:style-name="ce15" office:value-type="string" calcext:value-type="string">
            <text:p>Sum - balanced_acc</text:p>
          </table:table-cell>
          <table:table-cell table:style-name="ce17" office:value-type="string" calcext:value-type="string">
            <text:p>Data</text:p>
          </table:table-cell>
          <table:table-cell table:style-name="ce19" table:number-columns-repeated="2"/>
          <table:table-cell table:style-name="ce22"/>
        </table:table-row>
        <table:table-row table:style-name="ro1">
          <table:table-cell table:style-name="ce1" office:value-type="string" calcext:value-type="string">
            <text:p>terms</text:p>
          </table:table-cell>
          <table:table-cell table:style-name="ce4" office:value-type="float" office:value="8" calcext:value-type="float">
            <text:p>8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108" calcext:value-type="float">
            <text:p>108</text:p>
          </table:table-cell>
          <table:table-cell table:style-name="ce31" office:value-type="float" office:value="365" calcext:value-type="float">
            <text:p>365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5" office:value-type="float" office:value="0.518052937335722" calcext:value-type="float">
            <text:p>0,518052937335722</text:p>
          </table:table-cell>
          <table:table-cell table:style-name="ce9" office:value-type="float" office:value="0.531096563011457" calcext:value-type="float">
            <text:p>0,531096563011457</text:p>
          </table:table-cell>
          <table:table-cell table:style-name="ce9" office:value-type="float" office:value="0.52209381299342" calcext:value-type="float">
            <text:p>0,52209381299342</text:p>
          </table:table-cell>
          <table:table-cell table:style-name="ce32" office:value-type="float" office:value="0.514867607550534" calcext:value-type="float">
            <text:p>0,5148676075505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527052619242939" calcext:value-type="float">
            <text:p>0,527052619242939</text:p>
          </table:table-cell>
          <table:table-cell office:value-type="float" office:value="0.514457174031642" calcext:value-type="float">
            <text:p>0,514457174031642</text:p>
          </table:table-cell>
          <table:table-cell office:value-type="float" office:value="0.502522181833988" calcext:value-type="float">
            <text:p>0,502522181833988</text:p>
          </table:table-cell>
          <table:table-cell office:value-type="float" office:value="0.512926008047959" calcext:value-type="float">
            <text:p>0,51292600804795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35157288510154" calcext:value-type="float">
            <text:p>0,535157288510154</text:p>
          </table:table-cell>
          <table:table-cell office:value-type="float" office:value="0.522640480087289" calcext:value-type="float">
            <text:p>0,522640480087289</text:p>
          </table:table-cell>
          <table:table-cell office:value-type="float" office:value="0.533270305954457" calcext:value-type="float">
            <text:p>0,533270305954457</text:p>
          </table:table-cell>
          <table:table-cell office:value-type="float" office:value="0.50612161099966" calcext:value-type="float">
            <text:p>0,5061216109996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52760543101572" calcext:value-type="float">
            <text:p>0,52760543101572</text:p>
          </table:table-cell>
          <table:table-cell office:value-type="float" office:value="0.521276595744681" calcext:value-type="float">
            <text:p>0,521276595744681</text:p>
          </table:table-cell>
          <table:table-cell office:value-type="float" office:value="0.533910903193206" calcext:value-type="float">
            <text:p>0,533910903193206</text:p>
          </table:table-cell>
          <table:table-cell office:value-type="float" office:value="0.483298724762139" calcext:value-type="float">
            <text:p>0,483298724762139</text:p>
          </table:table-cell>
        </table:table-row>
        <table:table-row table:style-name="ro1">
          <table:table-cell table:style-name="ce28" office:value-type="float" office:value="300" calcext:value-type="float">
            <text:p>300</text:p>
          </table:table-cell>
          <table:table-cell table:style-name="ce29" office:value-type="float" office:value="0.540583951382029" calcext:value-type="float">
            <text:p>0,540583951382029</text:p>
          </table:table-cell>
          <table:table-cell table:style-name="ce30" office:value-type="float" office:value="0.525913802509547" calcext:value-type="float">
            <text:p>0,525913802509547</text:p>
          </table:table-cell>
          <table:table-cell table:style-name="ce30" office:value-type="float" office:value="0.529939091645069" calcext:value-type="float">
            <text:p>0,529939091645069</text:p>
          </table:table-cell>
          <table:table-cell table:style-name="ce34" office:value-type="float" office:value="0.49018759018759" calcext:value-type="float">
            <text:p>0,49018759018759</text:p>
          </table:table-cell>
        </table:table-row>
      </table:table>
      <table:table table:name="Pivot Table_20200509213725-long-lived-bug-prediction-w-dnn-results_1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  <table:data-pilot-tables>
        <table:data-pilot-table table:name="DataPilot1" table:application-data="" table:target-range-address="'Pivot Table_20200509213725-long-lived-bug-prediction-w-dnn-results_2'.A1:'Pivot Table_20200509213725-long-lived-bug-prediction-w-dnn-results_2'.E7" table:buttons="'Pivot Table_20200509213725-long-lived-bug-prediction-w-dnn-results_2'.A2 'Pivot Table_20200509213725-long-lived-bug-prediction-w-dnn-results_2'.B1" table:grand-total="none" table:show-filter-button="false" table:drill-down-on-double-click="false">
          <table:source-cell-range table:cell-range-address="'20200509213725-long-lived-bug-prediction-w-dnn-results'.A1:'20200509213725-long-lived-bug-prediction-w-dnn-results'.C21"/>
          <table:data-pilot-field table:source-field-name="terms" table:orientation="row" table:used-hierarchy="0" table:function="auto">
            <table:data-pilot-level table:show-empty="false" calcext:repeat-item-labels="false">
              <table:data-pilot-members>
                <table:data-pilot-member table:name="100" table:display="true" table:show-details="true"/>
                <table:data-pilot-member table:name="150" table:display="true" table:show-details="true"/>
                <table:data-pilot-member table:name="200" table:display="true" table:show-details="true"/>
                <table:data-pilot-member table:name="250" table:display="true" table:show-details="true"/>
                <table:data-pilot-member table:name="3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hreshold" table:orientation="column" table:used-hierarchy="0" table:function="auto">
            <table:data-pilot-level table:show-empty="false" calcext:repeat-item-labels="false">
              <table:data-pilot-members>
                <table:data-pilot-member table:name="8" table:display="true" table:show-details="true"/>
                <table:data-pilot-member table:name="63" table:display="true" table:show-details="true"/>
                <table:data-pilot-member table:name="108" table:display="true" table:show-details="true"/>
                <table:data-pilot-member table:name="36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alanced_acc" table:orientation="data" table:used-hierarchy="0" table:function="sum">
            <table:data-pilot-level table:show-empty="false" calcext:repeat-item-labels="false">
              <table:data-pilot-members>
                <table:data-pilot-member table:name="0,483298724762139" table:display="true" table:show-details="true"/>
                <table:data-pilot-member table:name="0,49018759018759" table:display="true" table:show-details="true"/>
                <table:data-pilot-member table:name="0,502522181833988" table:display="true" table:show-details="true"/>
                <table:data-pilot-member table:name="0,50612161099966" table:display="true" table:show-details="true"/>
                <table:data-pilot-member table:name="0,512926008047959" table:display="true" table:show-details="true"/>
                <table:data-pilot-member table:name="0,514457174031642" table:display="true" table:show-details="true"/>
                <table:data-pilot-member table:name="0,514867607550534" table:display="true" table:show-details="true"/>
                <table:data-pilot-member table:name="0,518052937335722" table:display="true" table:show-details="true"/>
                <table:data-pilot-member table:name="0,521276595744681" table:display="true" table:show-details="true"/>
                <table:data-pilot-member table:name="0,52209381299342" table:display="true" table:show-details="true"/>
                <table:data-pilot-member table:name="0,522640480087289" table:display="true" table:show-details="true"/>
                <table:data-pilot-member table:name="0,525913802509547" table:display="true" table:show-details="true"/>
                <table:data-pilot-member table:name="0,527052619242939" table:display="true" table:show-details="true"/>
                <table:data-pilot-member table:name="0,52760543101572" table:display="true" table:show-details="true"/>
                <table:data-pilot-member table:name="0,529939091645069" table:display="true" table:show-details="true"/>
                <table:data-pilot-member table:name="0,531096563011457" table:display="true" table:show-details="true"/>
                <table:data-pilot-member table:name="0,533270305954457" table:display="true" table:show-details="true"/>
                <table:data-pilot-member table:name="0,533910903193206" table:display="true" table:show-details="true"/>
                <table:data-pilot-member table:name="0,535157288510154" table:display="true" table:show-details="true"/>
                <table:data-pilot-member table:name="0,54058395138202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20200509213725-long-lived-bug-prediction-w-dnn-results_3'.A1:'Pivot Table_20200509213725-long-lived-bug-prediction-w-dnn-results_3'.G7" table:buttons="'Pivot Table_20200509213725-long-lived-bug-prediction-w-dnn-results_3'.A2 'Pivot Table_20200509213725-long-lived-bug-prediction-w-dnn-results_3'.B1" table:show-filter-button="false" table:drill-down-on-double-click="false">
          <table:source-cell-range table:cell-range-address="'20200509213725-long-lived-bug-prediction-w-dnn-results'.A1:'20200509213725-long-lived-bug-prediction-w-dnn-results'.C21"/>
          <table:data-pilot-field table:source-field-name="threshold" table:orientation="row" table:used-hierarchy="0" table:function="auto">
            <table:data-pilot-level table:show-empty="false" calcext:repeat-item-labels="false">
              <table:data-pilot-members>
                <table:data-pilot-member table:name="8" table:display="true" table:show-details="true"/>
                <table:data-pilot-member table:name="63" table:display="true" table:show-details="true"/>
                <table:data-pilot-member table:name="108" table:display="true" table:show-details="true"/>
                <table:data-pilot-member table:name="36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rms" table:orientation="column" table:used-hierarchy="0" table:function="auto">
            <table:data-pilot-level table:show-empty="false" calcext:repeat-item-labels="false">
              <table:data-pilot-members>
                <table:data-pilot-member table:name="100" table:display="true" table:show-details="true"/>
                <table:data-pilot-member table:name="150" table:display="true" table:show-details="true"/>
                <table:data-pilot-member table:name="200" table:display="true" table:show-details="true"/>
                <table:data-pilot-member table:name="250" table:display="true" table:show-details="true"/>
                <table:data-pilot-member table:name="3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alanced_acc" table:orientation="data" table:used-hierarchy="0" table:function="sum">
            <table:data-pilot-level table:show-empty="false" calcext:repeat-item-labels="false">
              <table:data-pilot-members>
                <table:data-pilot-member table:name="0,483298724762139" table:display="true" table:show-details="true"/>
                <table:data-pilot-member table:name="0,49018759018759" table:display="true" table:show-details="true"/>
                <table:data-pilot-member table:name="0,502522181833988" table:display="true" table:show-details="true"/>
                <table:data-pilot-member table:name="0,50612161099966" table:display="true" table:show-details="true"/>
                <table:data-pilot-member table:name="0,512926008047959" table:display="true" table:show-details="true"/>
                <table:data-pilot-member table:name="0,514457174031642" table:display="true" table:show-details="true"/>
                <table:data-pilot-member table:name="0,514867607550534" table:display="true" table:show-details="true"/>
                <table:data-pilot-member table:name="0,518052937335722" table:display="true" table:show-details="true"/>
                <table:data-pilot-member table:name="0,521276595744681" table:display="true" table:show-details="true"/>
                <table:data-pilot-member table:name="0,52209381299342" table:display="true" table:show-details="true"/>
                <table:data-pilot-member table:name="0,522640480087289" table:display="true" table:show-details="true"/>
                <table:data-pilot-member table:name="0,525913802509547" table:display="true" table:show-details="true"/>
                <table:data-pilot-member table:name="0,527052619242939" table:display="true" table:show-details="true"/>
                <table:data-pilot-member table:name="0,52760543101572" table:display="true" table:show-details="true"/>
                <table:data-pilot-member table:name="0,529939091645069" table:display="true" table:show-details="true"/>
                <table:data-pilot-member table:name="0,531096563011457" table:display="true" table:show-details="true"/>
                <table:data-pilot-member table:name="0,533270305954457" table:display="true" table:show-details="true"/>
                <table:data-pilot-member table:name="0,533910903193206" table:display="true" table:show-details="true"/>
                <table:data-pilot-member table:name="0,535157288510154" table:display="true" table:show-details="true"/>
                <table:data-pilot-member table:name="0,54058395138202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5-13T23:07:14.032537159</dc:date>
    <meta:editing-duration>PT7M57S</meta:editing-duration>
    <meta:editing-cycles>1</meta:editing-cycles>
    <meta:document-statistic meta:table-count="4" meta:cell-count="169" meta:object-count="1"/>
    <meta:generator>LibreOffice/6.4.3.2$Linux_X86_64 LibreOffice_project/4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4" chart:maximum="0.6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2 1 3 4" chart:style-name="ch1">
        <chart:legend chart:legend-position="end" svg:x="14.1cm" svg:y="3.205cm" style:legend-expansion="high" chart:style-name="ch2"/>
        <chart:plot-area chart:style-name="ch3" table:cell-range-address="'20200509213725-long-lived-bug-prediction-w-dnn-results'.E1:'20200509213725-long-lived-bug-prediction-w-dnn-results'.J5" chart:data-source-has-labels="both" svg:x="0.32cm" svg:y="0.18cm" svg:width="13.46cm" svg:height="8.64cm">
          <chartooo:coordinate-region svg:x="1.232cm" svg:y="0.379cm" svg:width="12.268cm" svg:height="7.794cm"/>
          <chart:axis chart:dimension="x" chart:name="primary-x" chart:style-name="ch4" chartooo:axis-type="auto">
            <chartooo:date-scale/>
            <chart:categories table:cell-range-address="'20200509213725-long-lived-bug-prediction-w-dnn-results'.E2:'20200509213725-long-lived-bug-prediction-w-dnn-results'.E5"/>
          </chart:axis>
          <chart:axis chart:dimension="y" chart:name="primary-y" chart:style-name="ch5"/>
          <chart:series chart:style-name="ch6" chart:values-cell-range-address="'20200509213725-long-lived-bug-prediction-w-dnn-results'.F2:'20200509213725-long-lived-bug-prediction-w-dnn-results'.F5" chart:label-cell-address="'20200509213725-long-lived-bug-prediction-w-dnn-results'.F1:'20200509213725-long-lived-bug-prediction-w-dnn-results'.F1" chart:class="chart:line">
            <chart:data-point chart:repeated="4"/>
          </chart:series>
          <chart:series chart:style-name="ch7" chart:values-cell-range-address="'20200509213725-long-lived-bug-prediction-w-dnn-results'.H2:'20200509213725-long-lived-bug-prediction-w-dnn-results'.H5" chart:label-cell-address="'20200509213725-long-lived-bug-prediction-w-dnn-results'.H1:'20200509213725-long-lived-bug-prediction-w-dnn-results'.H1" chart:class="chart:line">
            <chart:data-point chart:repeated="4"/>
          </chart:series>
          <chart:series chart:style-name="ch8" chart:values-cell-range-address="'20200509213725-long-lived-bug-prediction-w-dnn-results'.G2:'20200509213725-long-lived-bug-prediction-w-dnn-results'.G5" chart:label-cell-address="'20200509213725-long-lived-bug-prediction-w-dnn-results'.G1:'20200509213725-long-lived-bug-prediction-w-dnn-results'.G1" chart:class="chart:line">
            <chart:data-point chart:repeated="4"/>
          </chart:series>
          <chart:series chart:style-name="ch9" chart:values-cell-range-address="'20200509213725-long-lived-bug-prediction-w-dnn-results'.I2:'20200509213725-long-lived-bug-prediction-w-dnn-results'.I5" chart:label-cell-address="'20200509213725-long-lived-bug-prediction-w-dnn-results'.I1:'20200509213725-long-lived-bug-prediction-w-dnn-results'.I1" chart:class="chart:line">
            <chart:data-point chart:repeated="4"/>
          </chart:series>
          <chart:series chart:style-name="ch10" chart:values-cell-range-address="'20200509213725-long-lived-bug-prediction-w-dnn-results'.J2:'20200509213725-long-lived-bug-prediction-w-dnn-results'.J5" chart:label-cell-address="'20200509213725-long-lived-bug-prediction-w-dnn-results'.J1:'20200509213725-long-lived-bug-prediction-w-dnn-results'.J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'20200509213725-long-lived-bug-prediction-w-dnn-results'.F1:'20200509213725-long-lived-bug-prediction-w-dnn-results'.F1</svg:desc>
                </draw:g>
              </table:table-cell>
              <table:table-cell office:value-type="string">
                <text:p>200</text:p>
                <draw:g>
                  <svg:desc>'20200509213725-long-lived-bug-prediction-w-dnn-results'.H1:'20200509213725-long-lived-bug-prediction-w-dnn-results'.H1</svg:desc>
                </draw:g>
              </table:table-cell>
              <table:table-cell office:value-type="string">
                <text:p>150</text:p>
                <draw:g>
                  <svg:desc>'20200509213725-long-lived-bug-prediction-w-dnn-results'.G1:'20200509213725-long-lived-bug-prediction-w-dnn-results'.G1</svg:desc>
                </draw:g>
              </table:table-cell>
              <table:table-cell office:value-type="string">
                <text:p>250</text:p>
                <draw:g>
                  <svg:desc>'20200509213725-long-lived-bug-prediction-w-dnn-results'.I1:'20200509213725-long-lived-bug-prediction-w-dnn-results'.I1</svg:desc>
                </draw:g>
              </table:table-cell>
              <table:table-cell office:value-type="string">
                <text:p>300</text:p>
                <draw:g>
                  <svg:desc>'20200509213725-long-lived-bug-prediction-w-dnn-results'.J1:'20200509213725-long-lived-bug-prediction-w-dnn-results'.J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'20200509213725-long-lived-bug-prediction-w-dnn-results'.E2:'20200509213725-long-lived-bug-prediction-w-dnn-results'.E5</svg:desc>
                </draw:g>
              </table:table-cell>
              <table:table-cell office:value-type="float" office:value="0.518052937335722">
                <text:p>0.518052937335722</text:p>
                <draw:g>
                  <svg:desc>'20200509213725-long-lived-bug-prediction-w-dnn-results'.F2:'20200509213725-long-lived-bug-prediction-w-dnn-results'.F5</svg:desc>
                </draw:g>
              </table:table-cell>
              <table:table-cell office:value-type="float" office:value="0.535157288510154">
                <text:p>0.535157288510154</text:p>
                <draw:g>
                  <svg:desc>'20200509213725-long-lived-bug-prediction-w-dnn-results'.H2:'20200509213725-long-lived-bug-prediction-w-dnn-results'.H5</svg:desc>
                </draw:g>
              </table:table-cell>
              <table:table-cell office:value-type="float" office:value="0.527052619242939">
                <text:p>0.527052619242939</text:p>
                <draw:g>
                  <svg:desc>'20200509213725-long-lived-bug-prediction-w-dnn-results'.G2:'20200509213725-long-lived-bug-prediction-w-dnn-results'.G5</svg:desc>
                </draw:g>
              </table:table-cell>
              <table:table-cell office:value-type="float" office:value="0.52760543101572">
                <text:p>0.52760543101572</text:p>
                <draw:g>
                  <svg:desc>'20200509213725-long-lived-bug-prediction-w-dnn-results'.I2:'20200509213725-long-lived-bug-prediction-w-dnn-results'.I5</svg:desc>
                </draw:g>
              </table:table-cell>
              <table:table-cell office:value-type="float" office:value="0.540583951382029">
                <text:p>0.540583951382029</text:p>
                <draw:g>
                  <svg:desc>'20200509213725-long-lived-bug-prediction-w-dnn-results'.J2:'20200509213725-long-lived-bug-prediction-w-dnn-results'.J5</svg:desc>
                </draw:g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531096563011457">
                <text:p>0.531096563011457</text:p>
              </table:table-cell>
              <table:table-cell office:value-type="float" office:value="0.522640480087289">
                <text:p>0.522640480087289</text:p>
              </table:table-cell>
              <table:table-cell office:value-type="float" office:value="0.514457174031642">
                <text:p>0.514457174031642</text:p>
              </table:table-cell>
              <table:table-cell office:value-type="float" office:value="0.521276595744681">
                <text:p>0.521276595744681</text:p>
              </table:table-cell>
              <table:table-cell office:value-type="float" office:value="0.525913802509547">
                <text:p>0.52591380250954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52209381299342">
                <text:p>0.52209381299342</text:p>
              </table:table-cell>
              <table:table-cell office:value-type="float" office:value="0.533270305954457">
                <text:p>0.533270305954457</text:p>
              </table:table-cell>
              <table:table-cell office:value-type="float" office:value="0.502522181833988">
                <text:p>0.502522181833988</text:p>
              </table:table-cell>
              <table:table-cell office:value-type="float" office:value="0.533910903193206">
                <text:p>0.533910903193206</text:p>
              </table:table-cell>
              <table:table-cell office:value-type="float" office:value="0.529939091645069">
                <text:p>0.529939091645069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514867607550534">
                <text:p>0.514867607550534</text:p>
              </table:table-cell>
              <table:table-cell office:value-type="float" office:value="0.50612161099966">
                <text:p>0.50612161099966</text:p>
              </table:table-cell>
              <table:table-cell office:value-type="float" office:value="0.512926008047959">
                <text:p>0.512926008047959</text:p>
              </table:table-cell>
              <table:table-cell office:value-type="float" office:value="0.483298724762139">
                <text:p>0.483298724762139</text:p>
              </table:table-cell>
              <table:table-cell office:value-type="float" office:value="0.49018759018759">
                <text:p>0.490187590187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